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)" office:value-type="float" office:value="104800" calcext:value-type="float">
            <text:p>104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)+5000" office:value-type="float" office:value="98800" calcext:value-type="float">
            <text:p>988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6000" calcext:value-type="float">
            <text:p>60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2100" calcext:value-type="float">
            <text:p>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 table:number-columns-repeated="2"/>
          <table:table-cell table:style-name="ce17" table:formula="of:=SUM([.A60:.F60])" office:value-type="float" office:value="19600" calcext:value-type="float">
            <text:p>19600</text:p>
          </table:table-cell>
          <table:table-cell table:style-name="ce23" table:formula="of:=SUM([.B85:.F85])" office:value-type="float" office:value="997.105263157895" calcext:value-type="float">
            <text:p>997.1052631579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655" calcext:value-type="float">
            <text:p>655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)" office:value-type="float" office:value="310" calcext:value-type="float">
            <text:p>31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F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3" office:value-type="string" calcext:value-type="string">
            <text:p>-Karen</text:p>
          </table:table-cell>
          <table:table-cell/>
          <table:table-cell table:formula="of:=SUM([.B85];[.C85];[.D85];[.E85];[.F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997.105263157895" calcext:value-type="float">
            <text:p>997.1052631579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85:.F85])" office:value-type="float" office:value="997.105263157895" calcext:value-type="float">
            <text:p>997.1052631579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997.105263157895" calcext:value-type="float">
            <text:p>997.1052631579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20" office:value-type="float" office:value="0" calcext:value-type="float">
            <text:p>0</text:p>
          </table:table-cell>
          <table:table-cell/>
          <table:table-cell table:formula="of:=SUM([.F85])"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60:.H85])" office:value-type="float" office:value="19600" calcext:value-type="float">
            <text:p>196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0:32:30.22093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7T11:32:47.460569690</dc:date>
    <meta:editing-duration>P3DT22H53M3S</meta:editing-duration>
    <meta:editing-cycles>1685</meta:editing-cycles>
    <meta:generator>LibreOffice/4.2.8.2$Linux_X86_64 LibreOffice_project/420m0$Build-2</meta:generator>
    <meta:document-statistic meta:table-count="11" meta:cell-count="4014" meta:object-count="0"/>
  </office:meta>
</office:document-meta>
</file>